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6.499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6.999cm" style:rel-column-width="27799*"/>
    </style:style>
    <style:style style:name="Таблица1.B" style:family="table-column">
      <style:table-column-properties style:column-width="4.507cm" style:rel-column-width="17898*"/>
    </style:style>
    <style:style style:name="Таблица1.C" style:family="table-column">
      <style:table-column-properties style:column-width="4.995cm" style:rel-column-width="1983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5.961cm" fo:margin-left="0.039cm" fo:margin-top="0cm" fo:margin-bottom="0cm" table:align="left" style:writing-mode="lr-tb"/>
    </style:style>
    <style:style style:name="Таблица2.A" style:family="table-column">
      <style:table-column-properties style:column-width="1.208cm"/>
    </style:style>
    <style:style style:name="Таблица2.B" style:family="table-column">
      <style:table-column-properties style:column-width="14.7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Таблица2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P1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181a17" loext:opacity="100%" fo:font-size="12pt" fo:language="en" fo:country="US" style:font-name-asian="TimesNewRomanPSM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7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18" style:family="paragraph" style:parent-style-name="Standard">
      <style:paragraph-properties fo:margin-top="0cm" fo:margin-bottom="0.353cm" style:contextual-spacing="false" fo:line-height="115%"/>
    </style:style>
    <style:style style:name="P19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20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21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23" style:family="paragraph" style:parent-style-name="Style1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24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25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26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font-size="12pt" fo:language="en" fo:country="US" style:font-size-asian="12pt" style:font-name-complex="Times New Roman1" style:font-size-complex="12pt" fo:background-color="#ffff00"/>
    </style:style>
    <style:style style:name="P28" style:family="paragraph" style:parent-style-name="Style17">
      <style:paragraph-properties fo:line-height="100%" fo:text-align="start" style:justify-single-word="false" fo:orphans="2" fo:widows="2"/>
    </style:style>
    <style:style style:name="P29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</style:style>
    <style:style style:name="P30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officeooo:paragraph-rsid="001677ea"/>
    </style:style>
    <style:style style:name="P31" style:family="paragraph" style:parent-style-name="Style17">
      <style:paragraph-properties fo:margin-left="0cm" fo:margin-right="-0.002cm" fo:margin-top="0cm" fo:margin-bottom="0cm" style:contextual-spacing="false" fo:line-height="0.423cm" fo:orphans="0" fo:widows="0" fo:text-indent="0cm" style:auto-text-indent="false"/>
    </style:style>
    <style:style style:name="P32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</style:style>
    <style:style style:name="P33" style:family="paragraph" style:parent-style-name="Style17">
      <style:paragraph-properties fo:margin-top="0cm" fo:margin-bottom="0cm" style:contextual-spacing="false" fo:line-height="0.423cm" fo:text-align="end" style:justify-single-word="false" fo:orphans="0" fo:widows="0"/>
    </style:style>
    <style:style style:name="P34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letter-kerning="false" style:language-asian="ru" style:country-asian="RU" style:language-complex="ar" style:country-complex="SA"/>
    </style:style>
    <style:style style:name="P35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fo:language="ru" fo:country="RU" style:letter-kerning="false" style:language-asian="ru" style:country-asian="RU" style:language-complex="ar" style:country-complex="SA"/>
    </style:style>
    <style:style style:name="P36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37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38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0" style:family="paragraph" style:parent-style-name="Style7">
      <style:paragraph-properties fo:line-height="100%" fo:text-align="end" style:justify-single-word="false" fo:orphans="2" fo:widows="2"/>
    </style:style>
    <style:style style:name="P41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42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43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 fo:background-color="#ffff00"/>
    </style:style>
    <style:style style:name="T7" style:family="text">
      <style:text-properties style:font-name="Times New Roman" fo:font-size="12pt" officeooo:rsid="00167ff0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 fo:background-color="#ffff00"/>
    </style:style>
    <style:style style:name="T10" style:family="text">
      <style:text-properties style:font-name="Times New Roman" fo:font-size="12pt" fo:language="en" fo:country="US" officeooo:rsid="001677ea" style:font-size-asian="12pt" style:font-name-complex="Times New Roman1" style:font-size-complex="12pt" fo:background-color="#ffff00"/>
    </style:style>
    <style:style style:name="T11" style:family="text">
      <style:text-properties style:font-name="Times New Roman" fo:font-size="12pt" fo:language="en" fo:country="US" style:letter-kerning="false" style:font-size-asian="12pt" style:language-asian="ru" style:country-asian="RU" style:font-name-complex="Times New Roman1" style:font-size-complex="12pt" style:language-complex="ar" style:country-complex="SA" fo:background-color="#ffff00"/>
    </style:style>
    <style:style style:name="T12" style:family="text">
      <style:text-properties style:font-name="Times New Roman" fo:font-size="12pt" fo:language="en" fo:country="US" officeooo:rsid="001677ea" style:letter-kerning="false" style:font-size-asian="12pt" style:language-asian="ru" style:country-asian="RU" style:font-name-complex="Times New Roman1" style:font-size-complex="12pt" style:language-complex="ar" style:country-complex="SA" fo:background-color="#ffff00"/>
    </style:style>
    <style:style style:name="T13" style:family="text">
      <style:text-properties style:font-name="Times New Roman" fo:font-size="12pt" fo:language="ru" fo:country="RU" style:letter-kerning="false" style:font-size-asian="12pt" style:language-asian="ru" style:country-asian="RU" style:font-name-complex="Times New Roman1" style:font-size-complex="12pt" style:language-complex="ar" style:country-complex="SA"/>
    </style:style>
    <style:style style:name="T14" style:family="text">
      <style:text-properties style:font-name="Times New Roman" fo:font-size="12pt" fo:language="ru" fo:country="RU" style:letter-kerning="false" style:font-size-asian="12pt" style:language-asian="ru" style:country-asian="RU" style:font-name-complex="Times New Roman1" style:font-size-complex="12pt" style:language-complex="ar" style:country-complex="SA" fo:background-color="#ffff00"/>
    </style:style>
    <style:style style:name="T15" style:family="text">
      <style:text-properties style:font-name="Times New Roman" fo:font-size="12pt" fo:language="ru" fo:country="RU" officeooo:rsid="001677ea" style:letter-kerning="false" style:font-size-asian="12pt" style:language-asian="ru" style:country-asian="RU" style:font-name-complex="Times New Roman1" style:font-size-complex="12pt" style:language-complex="ar" style:country-complex="SA" fo:background-color="#ffff00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language="en" fo:country="US" style:font-name-complex="Times New Roman1" fo:background-color="#ffff00"/>
    </style:style>
    <style:style style:name="T18" style:family="text">
      <style:text-properties style:font-name="Times New Roman" fo:language="ru" fo:country="RU" style:font-name-complex="Times New Roman1" fo:background-color="#ffff00"/>
    </style:style>
    <style:style style:name="T19" style:family="text">
      <style:text-properties style:font-name="Times New Roman" fo:language="ru" fo:country="RU" officeooo:rsid="001677ea" style:font-name-complex="Times New Roman1" fo:background-color="#ffff00"/>
    </style:style>
    <style:style style:name="T20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21" style:family="text"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T22" style:family="text">
      <style:text-properties style:use-window-font-color="true" loext:opacity="0%" style:font-name="Calibri Light" fo:font-weight="bold" style:font-weight-asian="bold" style:font-name-complex="Calibri Light1"/>
    </style:style>
    <style:style style:name="T23" style:family="text">
      <style:text-properties style:use-window-font-color="true" loext:opacity="0%" style:font-name="Calibri Light" fo:language="en" fo:country="US" fo:font-weight="bold" style:font-name-asian="TimesNewRomanPSMT" style:font-weight-asian="bold" style:font-name-complex="Calibri Light1"/>
    </style:style>
    <style:style style:name="T24" style:family="text">
      <style:text-properties style:font-name="Calibri Light" fo:font-weight="bold" style:font-name-asian="TimesNewRomanPSMT" style:font-weight-asian="bold" style:font-name-complex="Calibri Light1"/>
    </style:style>
    <style:style style:name="T25" style:family="text">
      <style:text-properties style:font-name="Calibri Light" fo:font-weight="bold" style:font-weight-asian="bold" style:font-name-complex="Calibri Light1"/>
    </style:style>
    <style:style style:name="T26" style:family="text">
      <style:text-properties text:display="true"/>
    </style:style>
    <style:style style:name="T27" style:family="text">
      <style:text-properties style:font-name="Calibri" fo:font-size="11pt" style:font-size-asian="11pt"/>
    </style:style>
    <style:style style:name="T28" style:family="text">
      <style:text-properties fo:color="#181a17" loext:opacity="100%" fo:font-size="12pt" style:font-name-asian="TimesNewRomanPSMT" style:font-size-asian="12pt" style:font-size-complex="12pt"/>
    </style:style>
    <style:style style:name="T29" style:family="text">
      <style:text-properties fo:color="#181a17" loext:opacity="100%" fo:font-size="12pt" fo:language="en" fo:country="US" style:font-name-asian="TimesNewRomanPSMT" style:font-size-asian="12pt" style:font-size-complex="12pt"/>
    </style:style>
    <style:style style:name="T30" style:family="text"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T31" style:family="text">
      <style:text-properties fo:color="#333333" loext:opacity="100%" style:font-name="Courier New" fo:font-size="10pt" style:font-name-asian="Times New Roman1" style:font-size-asian="10pt" style:font-name-complex="Courier New1" style:font-size-complex="10pt"/>
    </style:style>
    <style:style style:name="T32" style:family="text"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33" style:family="text">
      <style:text-properties fo:color="#557799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34" style:family="text">
      <style:text-properties fo:color="#333399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5" style:family="text">
      <style:text-properties fo:color="#0066bb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6" style:family="text">
      <style:text-properties fo:color="#007020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37" style:family="text">
      <style:text-properties fo:color="#008800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8" style:family="text">
      <style:text-properties fo:color="#005588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9" style:family="text">
      <style:text-properties fo:color="#0000dd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Федеральное государственное бюджетное образовательное учреждение высшего образования</text:span></text:p>
      <text:p text:style-name="P6"><text:span text:style-name="T1"><text:s/>«Сибирский государственный университет телекоммуникаций и информатики»</text:span></text:p>
      <text:p text:style-name="P6"><text:span text:style-name="T1">(СибГУТИ)</text:span></text:p>
      <text:p text:style-name="P39"><text:span text:style-name="Font_20_Style22"><text:span text:style-name="T5"/></text:span></text:p>
      <text:p text:style-name="P39"><text:span text:style-name="Font_20_Style22"><text:span text:style-name="T5"/></text:span></text:p>
      <text:p text:style-name="P40">Кафедра вычислительных систем</text:p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2"/>
      <text:p text:style-name="P42"/>
      <text:p text:style-name="P41"><text:span text:style-name="Font_20_Style22"><text:span text:style-name="T8">ОТЧЕТ</text:span></text:span></text:p>
      <text:p text:style-name="P36"><text:span text:style-name="Font_20_Style22"><text:span text:style-name="T5"><text:s/>по практической работе </text:span></text:span><text:span text:style-name="Font_20_Style22"><text:span text:style-name="T10">1</text:span></text:span></text:p>
      <text:p text:style-name="P38"><text:span text:style-name="Font_20_Style22"><text:span text:style-name="T5"/></text:span></text:p>
      <text:p text:style-name="P6"><text:span text:style-name="T1">по дисциплине «</text:span><text:span text:style-name="T3">Программирование</text:span><text:bookmark text:name="_GoBack"/><text:span text:style-name="T1">»</text:span></text:p>
      <text:p text:style-name="P37"/>
      <text:p text:style-name="P37"/>
      <text:p text:style-name="P23"/>
      <text:p text:style-name="P24"/>
      <text:p text:style-name="P25"/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9"><text:span text:style-name="Font_20_Style22"><text:span text:style-name="T13">Выполнил:</text:span></text:span></text:p>
            <text:p text:style-name="P31"><text:span text:style-name="Font_20_Style22"><text:span text:style-name="T13">студент гр. </text:span></text:span><text:span text:style-name="Font_20_Style22"><text:span text:style-name="T15">ИВ-222</text:span></text:span></text:p>
            <text:p text:style-name="P29"><text:span text:style-name="Font_20_Style22"><text:span text:style-name="T14">«</text:span></text:span><text:span text:style-name="Font_20_Style22"><text:span text:style-name="T15">16</text:span></text:span><text:span text:style-name="Font_20_Style22"><text:span text:style-name="T14">» </text:span></text:span><text:span text:style-name="Font_20_Style22"><text:span text:style-name="T15">февраля</text:span></text:span><text:span text:style-name="Font_20_Style22"><text:span text:style-name="T14"> 20</text:span></text:span><text:span text:style-name="Font_20_Style22"><text:span text:style-name="T15">23</text:span></text:span><text:span text:style-name="Font_20_Style22"><text:span text:style-name="T14"> г</text:span></text:span><text:span text:style-name="Font_20_Style22"><text:span text:style-name="T13">.</text:span></text:span></text:p>
          </table:table-cell>
          <table:table-cell table:style-name="Таблица1.B1" office:value-type="string">
            <text:p text:style-name="P35"><text:span text:style-name="T4">____________</text:span></text:p>
          </table:table-cell>
          <table:table-cell table:style-name="Таблица1.B1" office:value-type="string">
            <text:p text:style-name="P32"><text:span text:style-name="Font_20_Style22"><text:span text:style-name="T11">/</text:span></text:span><text:span text:style-name="Font_20_Style22"><text:span text:style-name="T12">Р</text:span></text:span><text:span text:style-name="Font_20_Style22"><text:span text:style-name="T15">удцких В.Е.</text:span></text:span><text:span text:style-name="Font_20_Style22"><text:span text:style-name="T14">.</text:span></text:span><text:span text:style-name="Font_20_Style22"><text:span text:style-name="T13">/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Font_20_Style22"><text:span text:style-name="T13"/></text:span></text:p>
            <text:p text:style-name="P26"><text:span text:style-name="Font_20_Style22"><text:span text:style-name="T13"/></text:span></text:p>
          </table:table-cell>
          <table:table-cell table:style-name="Таблица1.A1" office:value-type="string">
            <text:p text:style-name="P26"><text:span text:style-name="Font_20_Style22"><text:span text:style-name="T13"/></text:span></text:p>
          </table:table-cell>
          <table:table-cell table:style-name="Таблица1.B1" office:value-type="string">
            <text:p text:style-name="P27"><text:span text:style-name="Font_20_Style22"><text:span text:style-name="T11"/></text:span></text:p>
          </table:table-cell>
        </table:table-row>
        <table:table-row table:style-name="Таблица1.1">
          <table:table-cell table:style-name="Таблица1.A1" office:value-type="string">
            <text:p text:style-name="P29"><text:span text:style-name="Font_20_Style22"><text:span text:style-name="T13">Проверил:</text:span></text:span></text:p>
            <text:p text:style-name="P30"><text:span text:style-name="Font_20_Style22"><text:span text:style-name="T15">Ст. преподаватель Кафедры ВС</text:span></text:span></text:p>
            <text:p text:style-name="P34"><text:span text:style-name="T18">«</text:span><text:span text:style-name="T17">__</text:span><text:span text:style-name="T18">» </text:span><text:span text:style-name="T19">февраля</text:span><text:span text:style-name="T18"> 20</text:span><text:span text:style-name="T19">23</text:span><text:span text:style-name="T18"> г.</text:span></text:p>
          </table:table-cell>
          <table:table-cell table:style-name="Таблица1.B1" office:value-type="string">
            <text:p text:style-name="P35"><text:span text:style-name="T4">____________</text:span></text:p>
          </table:table-cell>
          <table:table-cell table:style-name="Таблица1.B1" office:value-type="string">
            <text:p text:style-name="P33"><text:span text:style-name="Font_20_Style22"><text:span text:style-name="T11">/</text:span></text:span><text:span text:style-name="Font_20_Style22"><text:span text:style-name="T12">Ф</text:span></text:span><text:span text:style-name="Font_20_Style22"><text:span text:style-name="T15">ульман В.О.</text:span></text:span><text:span text:style-name="Font_20_Style22"><text:span text:style-name="T14">/</text:span></text:span></text:p>
          </table:table-cell>
        </table:table-row>
      </table:table>
      <text:p text:style-name="P24"/>
      <text:p text:style-name="P19"/>
      <text:p text:style-name="P20"/>
      <text:p text:style-name="P20"/>
      <text:p text:style-name="P20"/>
      <text:p text:style-name="P28"><text:span text:style-name="Font_20_Style22"><text:span text:style-name="T5">Оценка «_____________»</text:span></text:span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Font_20_Style22"><text:span text:style-name="T5"/></text:span></text:p>
      <text:p text:style-name="P21"><text:span text:style-name="Font_20_Style22"><text:span text:style-name="T5"/></text:span></text:p>
      <text:p text:style-name="P22"><text:span text:style-name="Font_20_Style22"><text:span text:style-name="T5">Новосибирск 202</text:span></text:span><text:span text:style-name="Font_20_Style22"><text:span text:style-name="T7">3</text:span>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<text:soft-page-break/><text:span text:style-name="T20">ОГЛАВЛЕНИЕ</text:span></text:p>
          </text:index-title>
          <text:p text:style-name="P1"><text:a xlink:type="simple" xlink:href="#_Toc35593781" text:style-name="Index_20_Link" text:visited-style-name="Index_20_Link"><text:span text:style-name="T24">ЗАДАНИЕ</text:span><text:span text:style-name="T26"><text:tab/>3</text:span></text:a></text:p>
          <text:p text:style-name="P1"><text:a xlink:type="simple" xlink:href="#_Toc35593782" text:style-name="Index_20_Link" text:visited-style-name="Index_20_Link"><text:span text:style-name="T25">ВЫПОЛНЕНИЕ РАБОТЫ</text:span><text:span text:style-name="T26"><text:tab/>4</text:span></text:a></text:p>
          <text:p text:style-name="P1"><text:a xlink:type="simple" xlink:href="#_Toc35593783" text:style-name="Index_20_Link" text:visited-style-name="Index_20_Link"><text:span text:style-name="T24">ПРИЛОЖЕНИЕ</text:span><text:span text:style-name="T26"><text:tab/>5</text:span></text:a></text:p>
          <text:p text:style-name="Standard"/>
        </text:index-body>
      </text:table-of-content>
      <text:p text:style-name="P8"/>
      <text:h text:style-name="P4" text:outline-level="1"><text:bookmark-start text:name="_Toc35593781"/><text:span text:style-name="T21">ЗАДАНИЕ</text:span><text:bookmark-end text:name="_Toc35593781"/></text:h>
      <text:p text:style-name="P9"/>
      <text:p text:style-name="P10"/>
      <text:p text:style-name="P7"><text:bookmark-start text:name="_Toc35593782"/><text:span text:style-name="Заголовок_20_1_20_Знак"><text:span text:style-name="T22">ВЫПОЛНЕНИЕ РАБОТЫ</text:span></text:span><text:bookmark-end text:name="_Toc35593782"/></text:p>
      <text:p text:style-name="P14"><text:span text:style-name="Заголовок_20_1_20_Знак"><text:span text:style-name="T22"/></text:span></text:p>
      <text:p text:style-name="P15"><text:span text:style-name="T28">Описывается ход работы над заданием с приложением снимков экрана;</text:span></text:p>
      <text:p text:style-name="P11"/>
      <text:p text:style-name="P11"/>
      <text:p text:style-name="P9"/>
      <text:p text:style-name="P10"/>
      <text:h text:style-name="P4" text:outline-level="1"><text:bookmark-start text:name="_Toc35593783"/><text:span text:style-name="T21">ПРИЛОЖЕНИЕ</text:span><text:bookmark-end text:name="_Toc35593783"/></text:h>
      <text:p text:style-name="P12"/>
      <text:p text:style-name="P15"><text:span text:style-name="T28">Исходный</text:span><text:span text:style-name="T29"> </text:span><text:span text:style-name="T28">код с комментариями</text:span><text:span text:style-name="T29">;</text:span></text:p>
      <text:p text:style-name="P12"/>
      <text:p text:style-name="P15"><text:span text:style-name="T30">example.c</text:span>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6"><text:span text:style-name="T31"><text:s/>1</text:span></text:p>
            <text:p text:style-name="P16"><text:span text:style-name="T31"><text:s/>2</text:span></text:p>
            <text:p text:style-name="P16"><text:span text:style-name="T31"><text:s/>3</text:span></text:p>
            <text:p text:style-name="P16"><text:span text:style-name="T31"><text:s/>4</text:span></text:p>
            <text:p text:style-name="P16"><text:span text:style-name="T31"><text:s/>5</text:span></text:p>
            <text:p text:style-name="P16"><text:span text:style-name="T31"><text:s/>6</text:span></text:p>
            <text:p text:style-name="P16"><text:span text:style-name="T31"><text:s/>7</text:span></text:p>
            <text:p text:style-name="P16"><text:span text:style-name="T31"><text:s/>8</text:span></text:p>
            <text:p text:style-name="P16"><text:span text:style-name="T31"><text:s/>9</text:span></text:p>
            <text:p text:style-name="P16"><text:span text:style-name="T31">10</text:span></text:p>
            <text:p text:style-name="P16"><text:span text:style-name="T31">11</text:span></text:p>
            <text:p text:style-name="P16"><text:span text:style-name="T31">12</text:span></text:p>
            <text:p text:style-name="P16"><text:span text:style-name="T31">13</text:span></text:p>
            <text:p text:style-name="P16"><text:span text:style-name="T31">14</text:span></text:p>
            <text:p text:style-name="P16"><text:span text:style-name="T31">15</text:span></text:p>
            <text:p text:style-name="P16"><text:span text:style-name="T31">16</text:span></text:p>
            <text:p text:style-name="P16"><text:span text:style-name="T31">17</text:span></text:p>
            <text:p text:style-name="P16"><text:span text:style-name="T31">18</text:span></text:p>
            <text:p text:style-name="P16"><text:span text:style-name="T31">19</text:span></text:p>
            <text:p text:style-name="P16"><text:span text:style-name="T31">20</text:span></text:p>
            <text:p text:style-name="P16"><text:span text:style-name="T31">21</text:span></text:p>
            <text:p text:style-name="P16"><text:span text:style-name="T31">22</text:span></text:p>
            <text:p text:style-name="P16"><text:span text:style-name="T31">23</text:span></text:p>
            <text:p text:style-name="P16"><text:span text:style-name="T31">24</text:span></text:p>
            <text:p text:style-name="P16"><text:span text:style-name="T31">25</text:span></text:p>
            <text:p text:style-name="P16"><text:span text:style-name="T31">26</text:span></text:p>
            <text:p text:style-name="P16"><text:span text:style-name="T31">27</text:span></text:p>
            <text:p text:style-name="P16"><text:span text:style-name="T31">28</text:span></text:p>
            <text:p text:style-name="P16"><text:span text:style-name="T31">29</text:span></text:p>
            <text:p text:style-name="P16"><text:span text:style-name="T31">30</text:span></text:p>
            <text:p text:style-name="P16"><text:span text:style-name="T31">31</text:span></text:p>
            <text:p text:style-name="P16"><text:span text:style-name="T31">32</text:span></text:p>
            <text:p text:style-name="P16"><text:span text:style-name="T31">33</text:span></text:p>
          </table:table-cell>
          <table:table-cell table:style-name="Таблица2.B1" office:value-type="string">
            <text:p text:style-name="P16"><text:span text:style-name="T33">#include &lt;assert.h&gt;</text:span></text:p>
            <text:p text:style-name="P16"><text:span text:style-name="T33">#include &lt;stddef.h&gt;</text:span></text:p>
            <text:p text:style-name="P16"><text:span text:style-name="T33">#include &lt;stdint.h&gt;</text:span></text:p>
            <text:p text:style-name="P17"/>
            <text:p text:style-name="P16"><text:span text:style-name="T34">size_t</text:span><text:span text:style-name="T32"> </text:span><text:span text:style-name="T35">encode_varint</text:span><text:span text:style-name="T32">(</text:span><text:span text:style-name="T34">uint32_t</text:span><text:span text:style-name="T32"> value, </text:span><text:span text:style-name="T34">uint8_t</text:span><text:span text:style-name="T32">* buf)</text:span></text:p>
            <text:p text:style-name="P16"><text:span text:style-name="T32">{</text:span></text:p>
            <text:p text:style-name="P16"><text:span text:style-name="T32"><text:s text:c="4"/>assert(buf != </text:span><text:span text:style-name="T36">NULL</text:span><text:span text:style-name="T32">);</text:span></text:p>
            <text:p text:style-name="P16"><text:span text:style-name="T32"><text:s text:c="4"/></text:span><text:span text:style-name="T34">uint8_t</text:span><text:span text:style-name="T32">* cur = buf;</text:span></text:p>
            <text:p text:style-name="P16"><text:span text:style-name="T32"><text:s text:c="4"/></text:span><text:span text:style-name="T37">while</text:span><text:span text:style-name="T32"> (value &gt;= </text:span><text:span text:style-name="T38">0x80</text:span><text:span text:style-name="T32">) {</text:span></text:p>
            <text:p text:style-name="P16"><text:span text:style-name="T32"><text:s text:c="8"/></text:span><text:span text:style-name="T37">const</text:span><text:span text:style-name="T32"> </text:span><text:span text:style-name="T34">uint8_t</text:span><text:span text:style-name="T32"> byte = (value &amp; </text:span><text:span text:style-name="T38">0x7f</text:span><text:span text:style-name="T32">) | </text:span><text:span text:style-name="T38">0x80</text:span><text:span text:style-name="T32">;</text:span></text:p>
            <text:p text:style-name="P16"><text:span text:style-name="T32"><text:s text:c="8"/>*cur = byte;</text:span></text:p>
            <text:p text:style-name="P16"><text:span text:style-name="T32"><text:s text:c="8"/>value &gt;&gt;= </text:span><text:span text:style-name="T39">7</text:span><text:span text:style-name="T32">;</text:span></text:p>
            <text:p text:style-name="P16"><text:span text:style-name="T32"><text:s text:c="8"/>++cur;</text:span></text:p>
            <text:p text:style-name="P16"><text:span text:style-name="T32"><text:s text:c="4"/>}</text:span></text:p>
            <text:p text:style-name="P16"><text:span text:style-name="T32"><text:s text:c="4"/>*cur = value;</text:span></text:p>
            <text:p text:style-name="P16"><text:span text:style-name="T32"><text:s text:c="4"/>++cur;</text:span></text:p>
            <text:p text:style-name="P16"><text:span text:style-name="T32"><text:s text:c="4"/></text:span><text:span text:style-name="T37">return</text:span><text:span text:style-name="T32"> cur - buf;</text:span></text:p>
            <text:p text:style-name="P16"><text:span text:style-name="T32">}</text:span></text:p>
            <text:p text:style-name="P17"/>
            <text:p text:style-name="P16"><text:span text:style-name="T34">uint32_t</text:span><text:span text:style-name="T32"> </text:span><text:span text:style-name="T35">decode_varint</text:span><text:span text:style-name="T32">(</text:span><text:span text:style-name="T37">const</text:span><text:span text:style-name="T32"> </text:span><text:span text:style-name="T34">uint8_t</text:span><text:span text:style-name="T32">** bufp)</text:span></text:p>
            <text:p text:style-name="P16"><text:span text:style-name="T32">{</text:span></text:p>
            <text:p text:style-name="P16"><text:span text:style-name="T32"><text:s text:c="4"/></text:span><text:span text:style-name="T37">const</text:span><text:span text:style-name="T32"> </text:span><text:span text:style-name="T34">uint8_t</text:span><text:span text:style-name="T32">* cur = *bufp;</text:span></text:p>
            <text:p text:style-name="P16"><text:span text:style-name="T32"><text:s text:c="4"/></text:span><text:span text:style-name="T34">uint8_t</text:span><text:span text:style-name="T32"> byte = *cur++;</text:span></text:p>
            <text:p text:style-name="P16"><text:span text:style-name="T32"><text:s text:c="4"/></text:span><text:span text:style-name="T34">uint32_t</text:span><text:span text:style-name="T32"> value = byte &amp; </text:span><text:span text:style-name="T38">0x7f</text:span><text:span text:style-name="T32">;</text:span></text:p>
            <text:p text:style-name="P16"><text:span text:style-name="T32"><text:s text:c="4"/></text:span><text:span text:style-name="T34">size_t</text:span><text:span text:style-name="T32"> shift = </text:span><text:span text:style-name="T39">7</text:span><text:span text:style-name="T32">;</text:span></text:p>
            <text:p text:style-name="P16"><text:span text:style-name="T32"><text:s text:c="4"/></text:span><text:span text:style-name="T37">while</text:span><text:span text:style-name="T32"> (byte &gt;= </text:span><text:span text:style-name="T38">0x80</text:span><text:span text:style-name="T32">) {</text:span></text:p>
            <text:p text:style-name="P16"><text:span text:style-name="T32"><text:s text:c="8"/>byte = *cur++;</text:span></text:p>
            <text:p text:style-name="P16"><text:span text:style-name="T32"><text:s text:c="8"/>value += (byte &amp; </text:span><text:span text:style-name="T38">0x7f</text:span><text:span text:style-name="T32">) &lt;&lt; shift;</text:span></text:p>
            <text:p text:style-name="P16"><text:span text:style-name="T32"><text:s text:c="8"/>shift += </text:span><text:span text:style-name="T39">7</text:span><text:span text:style-name="T32">;</text:span></text:p>
            <text:p text:style-name="P16"><text:span text:style-name="T32"><text:s text:c="4"/>}</text:span></text:p>
            <text:p text:style-name="P16"><text:span text:style-name="T32"><text:s text:c="4"/>*bufp = cur;</text:span></text:p>
            <text:p text:style-name="P16"><text:span text:style-name="T32"><text:s text:c="4"/></text:span><text:span text:style-name="T37">return</text:span><text:span text:style-name="T32"> value;</text:span></text:p>
            <text:p text:style-name="P16"><text:span text:style-name="T31">}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FR2" style:family="paragraph">
      <style:paragraph-properties fo:margin-top="0.318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>
      <style:paragraph-properties fo:margin-left="0cm" fo:margin-right="34.876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tyle19" style:family="paragraph" style:parent-style-name="Standard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4</meta:editing-cycles>
    <meta:print-date>2018-09-08T11:12:00</meta:print-date>
    <meta:creation-date>2020-03-20T03:50:00</meta:creation-date>
    <dc:date>2023-02-17T00:46:50.037000000</dc:date>
    <meta:editing-duration>PT1H52M46S</meta:editing-duration>
    <meta:generator>LibreOffice/7.4.3.2$Windows_X86_64 LibreOffice_project/1048a8393ae2eeec98dff31b5c133c5f1d08b890</meta:generator>
    <meta:document-statistic meta:table-count="2" meta:image-count="0" meta:object-count="0" meta:page-count="5" meta:paragraph-count="94" meta:word-count="211" meta:character-count="1347" meta:non-whitespace-character-count="1103"/>
    <meta:user-defined meta:name="AppVersion">16.0000</meta:user-defined>
    <meta:template xlink:type="simple" xlink:actuate="onRequest" xlink:title="Normal.dotm" xlink:href=""/>
  </office:meta>
</office:document-meta>
</file>